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4.316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29cm" fo:break-before="auto" style:use-optimal-row-height="true"/>
    </style:style>
    <style:style style:name="ro24" style:family="table-row">
      <style:table-row-properties style:row-height="6.107cm" fo:break-before="auto" style:use-optimal-row-height="true"/>
    </style:style>
    <style:style style:name="ro25" style:family="table-row">
      <style:table-row-properties style:row-height="3.08cm" fo:break-before="auto" style:use-optimal-row-height="true"/>
    </style:style>
    <style:style style:name="ro26" style:family="table-row">
      <style:table-row-properties style:row-height="2.947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5.027cm" fo:break-before="auto" style:use-optimal-row-height="true"/>
    </style:style>
    <style:style style:name="ro29" style:family="table-row">
      <style:table-row-properties style:row-height="1.579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3.685cm" fo:break-before="auto" style:use-optimal-row-height="true"/>
    </style:style>
    <style:style style:name="ro33" style:family="table-row">
      <style:table-row-properties style:row-height="4.897cm" fo:break-before="auto" style:use-optimal-row-height="true"/>
    </style:style>
    <style:style style:name="ro34" style:family="table-row">
      <style:table-row-properties style:row-height="2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 style:data-style-name="N115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5">
            <text:p>0802 <text:s/>80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5">
            <text:p>0802 <text:s/>80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5">
            <text:p>0802 <text:s/>80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5">
            <text:p>0802 <text:s/>80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7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7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7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7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7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8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8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8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8">
            <text:p>0802 <text:s/>8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9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69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1">
            <text:p>0802 <text:s/>8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1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1">
            <text:p>0802 <text:s/>8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72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">
            <text:p>0802 <text:s/>80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1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1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1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2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2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2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2">
            <text:p>0802 <text:s/>80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2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3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3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3">
            <text:p>0802 <text:s/>80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3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3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4">
            <text:p>0802 <text:s/>80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4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4">
            <text:p>0802 <text:s/>8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4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5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5">
            <text:p>0802 <text:s/>80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5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5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5">
            <text:p>0802 <text:s/>80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6">
            <text:p>0802 <text:s/>80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6">
            <text:p>0802 <text:s/>8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6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6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6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7">
            <text:p>0802 <text:s/>80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7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7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7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8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8">
            <text:p>0802 <text:s/>80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8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8">
            <text:p>0802 <text:s/>80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9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89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1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1">
            <text:p>0802 <text:s/>80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2">
            <text:p>0802 <text:s/>80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2">
            <text:p>0802 <text:s/>80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2">
            <text:p>0802 <text:s/>80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3">
            <text:p>0802 <text:s/>80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3">
            <text:p>0802 <text:s/>80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4">
            <text:p>0802 <text:s/>80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4">
            <text:p>0802 <text:s/>80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4">
            <text:p>0802 <text:s/>80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5">
            <text:p>0802 <text:s/>80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5">
            <text:p>0802 <text:s/>80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5">
            <text:p>0802 <text:s/>80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89">
            <text:p>89</text:p>
          </table:table-cell>
          <table:table-cell table:style-name="ce7" table:formula="of:=NOW()" office:value-type="date" office:date-value="2021-08-02T08:09:55.96">
            <text:p>0802 <text:s/>80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2T08:09:55.96">
            <text:p>2021/8/2 8:0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2T08:09:55.96">
            <text:p>0802 <text:s/>809</text:p>
          </table:table-cell>
          <table:table-cell table:style-name="ce7" table:formula="of:=NOW()" office:value-type="date" office:date-value="2021-08-02T08:09:55.96">
            <text:p>0802 <text:s/>80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2T08:09:55.96">
            <text:p>0802 <text:s/>80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20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1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4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5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sió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5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5">
            <text:p>0802 <text:s/>80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20" office:value-type="string">
            <text:p>tầng này là rộng. / bức tường đó là cao. / cái xô này là nặ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5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ósm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ثامن من تموز.</text:p>
          </table:table-cell>
          <table:table-cell table:style-name="ce21"/>
          <table:table-cell table:style-name="ce21" office:value-type="string">
            <text:p>it was thursday, the eigh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، هشتم ماه ژوئیه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</text:p>
          </table:table-cell>
          <table:table-cell table:style-name="ce21" office:value-type="string">
            <text:p>fi'l'aamisi</text:p>
          </table:table-cell>
          <table:table-cell table:style-name="ce21" office:value-type="string">
            <text:p>I did not buy,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 قهوه می نوشم</text:p>
          </table:table-cell>
          <table:table-cell table:style-name="ce21" office:value-type="string">
            <text:p>qafve / miy'nuwsham[drink</text:p>
          </table:table-cell>
          <table:table-cell table:style-name="ce21" office:value-type="string">
            <text:p>I drank coffee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20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20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1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6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7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iątek, dziew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7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7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7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ة، التاسع من تموز.</text:p>
          </table:table-cell>
          <table:table-cell table:style-name="ce21"/>
          <table:table-cell table:style-name="ce21" office:value-type="string">
            <text:p>it was friday, the ni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7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، ن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7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 / ذهبت إلى الحديقة فقط.</text:p>
          </table:table-cell>
          <table:table-cell table:style-name="ce21" office:value-type="string">
            <text:p>faqa[just</text:p>
          </table:table-cell>
          <table:table-cell table:style-name="ce21" office:value-type="string">
            <text:p>i only went to the park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8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من دوباره قهوه می نوشم. / من هم چای می نوشم.</text:p>
          </table:table-cell>
          <table:table-cell table:style-name="ce21" office:value-type="string">
            <text:p>ham[also / chaay[tea</text:p>
          </table:table-cell>
          <table:table-cell table:style-name="ce21" office:value-type="string">
            <text:p>yesterday i drank coffee again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8">
            <text:p>0802 <text:s/>80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20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1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1" office:value-type="string">
            <text:p>he says he wants to have a rest. / he says he is not feeling well. / he says he wants to sit down on the floor. / how does he feel?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8">
            <text:p>0802 <text:s/>8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8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8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dzies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9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9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عاشر من تموز.</text:p>
          </table:table-cell>
          <table:table-cell table:style-name="ce21"/>
          <table:table-cell table:style-name="ce21" office:value-type="string">
            <text:p>it was saturday, the 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، د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19">
            <text:p>0802 <text:s/>80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أشتريت الفول السوداني أمس. / في المساء.</text:p>
          </table:table-cell>
          <table:table-cell table:style-name="ce22" office:value-type="string">
            <text:p>ashtariytu-l'fuwl[beans-a'suwdaaniya / fi'l'masaaI</text:p>
          </table:table-cell>
          <table:table-cell table:style-name="ce22" office:value-type="string">
            <text:p>I bought peanuts yesterday. in the evening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2">
            <text:p>0802 <text:s/>80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، يک مکعب يخ داخل نوشيدنی گذاشتم</text:p>
          </table:table-cell>
          <table:table-cell table:style-name="ce22" office:value-type="string">
            <text:p>mokya'ab[cube / yax[ice? / doxel[inside / nuwshiydnee?[drink / gazaashtam[yesterday</text:p>
          </table:table-cell>
          <table:table-cell table:style-name="ce22" office:value-type="string">
            <text:p>I put an ice cube in the drink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2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20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1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2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20" office:value-type="string">
            <text:p>một hình[cylinder=1 trụ thoát nước. / nước. hình trụ. anh ta đổ[pour nước ra[out.</text:p>
          </table:table-cell>
          <table:table-cell table:style-name="ce21" office:value-type="string" table:number-columns-spanned="2" table:number-rows-spanned="1">
            <text:p>水を出す筒。水。筒。彼は、水を出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2">
            <text:p>0802 <text:s/>8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3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oniedziałek, dwu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3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>
            <text:p>shino : nie mogłem ćwiczyć. kiedy wróciłem do domu, było już po siódmej.</text:p>
          </table:table-cell>
          <table:table-cell table:style-name="ce21" office:value-type="string" table:number-columns-spanned="2" table:number-rows-spanned="1">
            <text:p>when i arrived back at the house, it was already past seven o'clock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3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اثنين، الثاني عشر من تموز.</text:p>
          </table:table-cell>
          <table:table-cell table:style-name="ce21"/>
          <table:table-cell table:style-name="ce21" office:value-type="string">
            <text:p>it was monday, the twelf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3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دوازدهم ماه تير. </text:p>
          </table:table-cell>
          <table:table-cell table:style-name="ce21" office:value-type="string">
            <text:p>davooz'dahom / tiy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3">
            <text:p>0802 <text:s/>80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یت مكعبات ثلج.</text:p>
          </table:table-cell>
          <table:table-cell table:style-name="ce22" office:value-type="string">
            <text:p>muqaAbaat / thalidhun</text:p>
          </table:table-cell>
          <table:table-cell table:style-name="ce22" office:value-type="string">
            <text:p>I bought ice cub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4">
            <text:p>0802 <text:s/>80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يک نوشيدتی داغ درست کردم</text:p>
          </table:table-cell>
          <table:table-cell table:style-name="ce21" office:value-type="string">
            <text:p>nuwshiydnee / dooG[hot / dorost[right / kyardam[have</text:p>
          </table:table-cell>
          <table:table-cell table:style-name="ce21" office:value-type="string">
            <text:p>I made a drink ho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4">
            <text:p>0802 <text:s/>80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20" office:value-type="string">
            <text:p>tưới nước lên[on các[pillar~1 trụ và xung[around~1 quanh.</text:p>
          </table:table-cell>
          <table:table-cell table:style-name="ce21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4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20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1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4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4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wtorek, trzy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4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5">
            <text:p>0802 <text:s/>80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1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5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ثلاثاء، الثالث عشر من تموز.</text:p>
          </table:table-cell>
          <table:table-cell table:style-name="ce21" office:value-type="string">
            <text:p>a'thaalith[third</text:p>
          </table:table-cell>
          <table:table-cell table:style-name="ce21" office:value-type="string">
            <text:p>it was tuesday, the thir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5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سه شنبه بود، سي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5">
            <text:p>0802 <text:s/>80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شيء. / أشياء / / أشياء كثيرة</text:p>
          </table:table-cell>
          <table:table-cell table:style-name="ce22" office:value-type="string">
            <text:p>shayiU / ashyaaU / ash'yaaU kathiyratu / ishtaraytu / ishtaraytu ashyaaA kathiyratan</text:p>
          </table:table-cell>
          <table:table-cell table:style-name="ce22" office:value-type="string">
            <text:p>thing. / things / many things / I bough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5">
            <text:p>0802 <text:s/>80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آسمان / هوا/ آفتابی / ديروز، آفتابی بود.</text:p>
          </table:table-cell>
          <table:table-cell table:style-name="ce22" office:value-type="string">
            <text:p>oosmaan / havoo / aaftaabiy</text:p>
          </table:table-cell>
          <table:table-cell table:style-name="ce22" office:value-type="string">
            <text:p>sky / weather / <text:s/>sunny / it was sunn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6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20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1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1" office:value-type="string">
            <text:p>休憩。時間。時刻。休憩の時間。あるいは、タバコを吸いますか？そして、水を飲みますか？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6">
            <text:p>0802 <text:s/>80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20" office:value-type="string">
            <text:p>phá vỡ. / bạn dã nghỉ ngơi? / tôi sẽ nghỉ giải lao. / bạn dã nghỉ ngơi chưa? / bạn dã ăn chưa không?</text:p>
          </table:table-cell>
          <table:table-cell table:style-name="ce21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6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6">
            <text:p>0802 <text:s/>80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여기 며칠은, 음료는 냄비으로 따뜻하게하지 않다. / 레인지에서 약간 가열하고 있다.</text:p>
          </table:table-cell>
          <table:table-cell table:style-name="ce21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>
            <text:p>음료를 만들 때의 절차. (1) 둥근 냄비를 꺼낸다. (2) 이 냄비에 물을 넣는다.</text:p>
          </table:table-cell>
          <table:table-cell table:style-name="ce21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czter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1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1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أربعاء، الرابع عشر من تموز.</text:p>
          </table:table-cell>
          <table:table-cell table:style-name="ce22"/>
          <table:table-cell table:style-name="ce22" office:value-type="string">
            <text:p>it was wednesday, the fourteenth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چهار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يت الخمور. اشتريت الزنجبيل.</text:p>
          </table:table-cell>
          <table:table-cell table:style-name="ce22" office:value-type="string">
            <text:p>l'xomuwra[liqour / wa'shtaraytu[and-bought / zindhiyla[ginger</text:p>
          </table:table-cell>
          <table:table-cell table:style-name="ce22" office:value-type="string">
            <text:p>I bought liquor. I bought ginger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7">
            <text:p>0802 <text:s/>80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باران / * / هوای بارانی / باران باريد.</text:p>
          </table:table-cell>
          <table:table-cell table:style-name="ce22" office:value-type="string">
            <text:p>havoye[weather <text:s/>/ baaraaniy[rainy / baariy[rained?</text:p>
          </table:table-cell>
          <table:table-cell table:style-name="ce22" office:value-type="string">
            <text:p>rain / rainy / rainy weather /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8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20" office:value-type="string">
            <text:p>đổ[pour đầy[full nước vào[into xô[bucket. / chải. / rửa[wash cốt[bone thép[steel bằng[with bàn[table chải[brush.</text:p>
          </table:table-cell>
          <table:table-cell table:style-name="ce21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8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20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1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8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9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piąt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9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9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29">
            <text:p>0802 <text:s/>80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خامس عشر من تموز.</text:p>
          </table:table-cell>
          <table:table-cell table:style-name="ce22"/>
          <table:table-cell table:style-name="ce22" office:value-type="string">
            <text:p>it was thursday, the fif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 بود، پانزدهم ماه تير.</text:p>
          </table:table-cell>
          <table:table-cell table:style-name="ce22" office:value-type="string">
            <text:p>panz'dahom</text:p>
          </table:table-cell>
          <table:table-cell table:style-name="ce2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اشيء / لم أشتري. / / لم أشتري شيئًا</text:p>
          </table:table-cell>
          <table:table-cell table:style-name="ce21" office:value-type="string">
            <text:p>laa'shayAU / lam ashtariy shiyan[something</text:p>
          </table:table-cell>
          <table:table-cell table:style-name="ce21" office:value-type="string">
            <text:p>nothing / I didn't buy / I bought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">
            <text:p>0802 <text:s/>809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ابر / آسمان / ابر در آسمان / ابرها / ابرها بود. / ابر وجود داشت</text:p>
          </table:table-cell>
          <table:table-cell table:style-name="ce21" office:value-type="string">
            <text:p>aabr[cloud / abr'hoe[clouds / wudhuw_d / daasht[have</text:p>
          </table:table-cell>
          <table:table-cell table:style-name="ce21" office:value-type="string">
            <text:p>cloud / sky / cloud in the sky / clouds / there were clouds / there was a clou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20" office:value-type="string">
            <text:p>bạn có biết cầu thang[ladder là ở đâu? / cầu thang / cầu thang là ở bên kia. / bên này.</text:p>
          </table:table-cell>
          <table:table-cell table:style-name="ce21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20" office:value-type="string">
            <text:p>tôi có một cái mũ. / bạn có một chiếc mũ. / bạn dã mua cái mũ ở nhật bãn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1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1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6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iątek, szes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6">
            <text:p>0802 <text:s/>809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6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7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ه، السادس عشر من تموز.</text:p>
          </table:table-cell>
          <table:table-cell table:style-name="ce21"/>
          <table:table-cell table:style-name="ce21" office:value-type="string">
            <text:p>it was friday, the six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7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 بود، شان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8">
            <text:p>0802 <text:s/>80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لم أشتري شيئًا. / ذهبت إلى الحديقة.</text:p>
          </table:table-cell>
          <table:table-cell table:style-name="ce21" office:value-type="string">
            <text:p>lam-ash'tariy / shiy'aan / dzahaptu</text:p>
          </table:table-cell>
          <table:table-cell table:style-name="ce21" office:value-type="string">
            <text:p>I bought nothing / I went to the park / park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8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خورشيد / ابر، آسمان، و خورشيد / خورشيت در آسمان.</text:p>
          </table:table-cell>
          <table:table-cell table:style-name="ce21" office:value-type="string">
            <text:p>xuwr'shiy_d</text:p>
          </table:table-cell>
          <table:table-cell table:style-name="ce21" office:value-type="string">
            <text:p>sun / cloud, sky, and sun / sun in the sk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8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20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9">
            <text:p>0802 <text:s/>8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9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9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39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sied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1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سابع عشر من تموز.</text:p>
          </table:table-cell>
          <table:table-cell table:style-name="ce21"/>
          <table:table-cell table:style-name="ce21" office:value-type="string">
            <text:p>it was saturday, the seven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 بود، هف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1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اشتريت؟ / لم أشتري شيئًا <text:s/>/ فقط، ذهبت إلى الحديقة.</text:p>
          </table:table-cell>
          <table:table-cell table:style-name="ce21" office:value-type="string">
            <text:p>maa'dzaa[what / shiy'aan[anything / faqa_d[only</text:p>
          </table:table-cell>
          <table:table-cell table:style-name="ce21" office:value-type="string">
            <text:p>what did I buy?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1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دوباره، ابرها در آسمان. / خورشيد نيز هست.</text:p>
          </table:table-cell>
          <table:table-cell table:style-name="ce21" office:value-type="string">
            <text:p>aabrhoe[clouds / niyz[also / haas_t[there-is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1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20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1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1">
            <text:p>0802 <text:s/>80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20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2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2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4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4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niedziele, osiem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4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5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امس، كان ذلك يوم الأحد، الثامن عشر من تموز.</text:p>
          </table:table-cell>
          <table:table-cell table:style-name="ce21"/>
          <table:table-cell table:style-name="ce21" office:value-type="string">
            <text:p>it was sunday, the eigh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5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يروز، يکشنبه بود، هج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5">
            <text:p>0802 <text:s/>809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5">
            <text:p>0802 <text:s/>809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(۱)ديروز هوا : ابرها در آسمان. / خورشيد نيز هست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5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20" office:value-type="string">
            <text:p>گرم بود. / آن بسيار داغ بود.</text:p>
          </table:table-cell>
          <table:table-cell table:style-name="ce21" office:value-type="string">
            <text:p>aan / kjaarm[hot / bis'yoor[a-lot / dooG[h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5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20" office:value-type="string">
            <text:p>فصل. / تابستان</text:p>
          </table:table-cell>
          <table:table-cell table:style-name="ce21" office:value-type="string">
            <text:p>faasl[season / taabis'tan[summe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6">
            <text:p>0802 <text:s/>80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20" office:value-type="string">
            <text:p>hôm nay, trời sẽ mưa. / bạn có ô không? / bạn có kappa không? / kappa của tôi bị rách.</text:p>
          </table:table-cell>
          <table:table-cell table:style-name="ce21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1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6">
            <text:p>0802 <text:s/>80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20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6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46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oniedziałek, dziewięć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1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1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اثنين، التاسع عشر من تموز.</text:p>
          </table:table-cell>
          <table:table-cell table:style-name="ce21"/>
          <table:table-cell table:style-name="ce21" office:value-type="string">
            <text:p>it was monday, the nine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نوز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2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لا شيء</text:p>
          </table:table-cell>
          <table:table-cell table:style-name="ce21" office:value-type="string">
            <text:p>la / shay'A[nothing&lt;~1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2">
            <text:p>0802 <text:s/>809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وباره، خورشيد در آسمان هست. / ابرها نيز هست. / داغ بود. بسيار داغ. </text:p>
          </table:table-cell>
          <table:table-cell table:style-name="ce21" office:value-type="string">
            <text:p>dooG / bis'yoor[a-l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2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20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2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20" office:value-type="string">
            <text:p>tôi khát nước / tôi có thể uống nước ở đâu? / có chỗ để uống nước không? / cung[long-bow cấp[provide nước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2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2">
            <text:p>0802 <text:s/>8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3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4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4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4">
            <text:p>0802 <text:s/>80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أربعاء، الحادي عشرين من تموز.</text:p>
          </table:table-cell>
          <table:table-cell table:style-name="ce21"/>
          <table:table-cell table:style-name="ce21" office:value-type="string">
            <text:p>it was wednesday, the twenty-first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4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بيست و يکم ماه تير.</text:p>
          </table:table-cell>
          <table:table-cell table:style-name="ce21" office:value-type="string">
            <text:p>yeekoom[fir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5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أشتري نعناع مدبب.</text:p>
          </table:table-cell>
          <table:table-cell table:style-name="ce21" office:value-type="string">
            <text:p>naA'naaAU / muda'babon[speare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5">
            <text:p>0802 <text:s/>809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هوا بسيار داغ بود. / ابرها در آسمان. / باد در هوا. / خوب بود.</text:p>
          </table:table-cell>
          <table:table-cell table:style-name="ce21" office:value-type="string">
            <text:p>baad[wind / xuub[goo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5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20" office:value-type="string">
            <text:p>tôi có một cái mũ / bạn có một chiếc mũ. / bạn đã mua chiếc mũ đó ở Nhật Bản không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5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20" office:value-type="string">
            <text:p>tôi đói / tôi đã không ăn sáng. / tôi muốn ăn. / tôi có một[some~1 số thức ăn.</text:p>
          </table:table-cell>
          <table:table-cell table:style-name="ce21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5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6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6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7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samo. `kan` i `dai-kan`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7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8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ذلك يوم الخميس، الثاني وعشرين من تموز.</text:p>
          </table:table-cell>
          <table:table-cell table:style-name="ce21"/>
          <table:table-cell table:style-name="ce21" office:value-type="string">
            <text:p>it was thursday, the twenty-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8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دوم ماه تير.</text:p>
          </table:table-cell>
          <table:table-cell table:style-name="ce21" office:value-type="string">
            <text:p>dowoom[secon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8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شتري لا شيء.</text:p>
          </table:table-cell>
          <table:table-cell table:style-name="ce21" office:value-type="string">
            <text:p>sha'yi'a[something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8">
            <text:p>0802 <text:s/>80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أحتاج لشراء / أكياس الشاي. / شاي.</text:p>
          </table:table-cell>
          <table:table-cell table:style-name="ce21" office:value-type="string">
            <text:p>ah^taadh'l'shiyraa'i[i-need-to-buy / aki'yaas[bags / shaayi[tea</text:p>
          </table:table-cell>
          <table:table-cell table:style-name="ce21" office:value-type="string">
            <text:p>I need to buy. tea bags. tea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9">
            <text:p>0802 <text:s/>809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وباره داغ. / باد، بله. / باران، نه. / ابرها، بله. / يک سایه. / سايه ها. / در جاده.</text:p>
          </table:table-cell>
          <table:table-cell table:style-name="ce21" office:value-type="string">
            <text:p>bale[yes / yeek`[one / saaye[shadow / dhaa'de[road</text:p>
          </table:table-cell>
          <table:table-cell table:style-name="ce21" office:value-type="string">
            <text:p>hot again. wind, yes. / rain, no. / clouds, yes. / a shadow. / shadows. / on the roa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9">
            <text:p>0802 <text:s/>80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20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1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9">
            <text:p>0802 <text:s/>809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20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1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59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">
            <text:p>0802 <text:s/>809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20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1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1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베란다의 화분 : (1) 옮겨심은[植え替える 모종[苗. &lt;1&gt; 가장 많이 뿌리를 가지고[取ってしまう~1 간 모종. 그 모종의 끝에[端に 새로운 싹[芽이 나오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3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2) 새로 심은 것 : &lt;1&gt; 이십일 무[大根 &lt;2&gt; 갓[高菜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5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5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5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>
            <text:p>это была суббота два'дцать четве'ртого июл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5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20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5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20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9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20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9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20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9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63">
            <text:p>163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662H14M48.61S">
            <text:p>14:14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أحد، الرابع عشرين من تموز.</text:p>
          </table:table-cell>
          <table:table-cell table:style-name="ce21"/>
          <table:table-cell table:style-name="ce21" office:value-type="string">
            <text:p>it was sunday, the twenty-four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چهارم ماه بير. 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69">
            <text:p>0802 <text:s/>809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أحتاج. / أنا أشتري. / أحتاج لشراء./ شيء ما.</text:p>
          </table:table-cell>
          <table:table-cell table:style-name="ce21" office:value-type="string">
            <text:p>ah^taadh'l'shiyraa'i[i-need-to-buy / sha'yi'On-maa[something / la-sha'yi'a</text:p>
          </table:table-cell>
          <table:table-cell table:style-name="ce21" office:value-type="string">
            <text:p>I need / I buy / I need to buy / something /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">
            <text:p>0802 <text:s/>809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4">
            <text:p>4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يوم واحد / نصف يوم / يومان / ساعة / ساعتان</text:p>
          </table:table-cell>
          <table:table-cell table:style-name="ce21" office:value-type="string">
            <text:p>wah^adi / nus^f yaomen / yau'maani[two-days / saaAtan[one-hour / saaAtaani</text:p>
          </table:table-cell>
          <table:table-cell table:style-name="ce21" office:value-type="string">
            <text:p>one day / half day / two days / one hour / two hours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8T09:08:42.36">
            <text:p>0728</text:p>
          </table:table-cell>
          <table:table-cell table:style-name="ce9" office:value-type="string">
            <text:p>v-1-81</text:p>
          </table:table-cell>
          <table:table-cell table:style-name="ce20" office:value-type="string">
            <text:p>tấm ván này rất nặng. / bạn không thẻ mang nó bằng tay. / bạn sẽ không mang nó bằng tay. / tìm[find một chiếc xe[car;bicycle~1 đạp một bánh.</text:p>
          </table:table-cell>
          <table:table-cell table:style-name="ce21" office:value-type="string" table:number-columns-spanned="2" table:number-rows-spanned="1">
            <text:p>この板は、とても重いです。手では、運べません。運べないでしょう。 / 一輪車を、探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">
            <text:p>0802 <text:s/>809</text:p>
          </table:table-cell>
          <table:table-cell table:number-columns-repeated="1010"/>
        </table:table-row>
        <table:table-row table:style-name="ro33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v-2-82</text:p>
          </table:table-cell>
          <table:table-cell table:style-name="ce20" office:value-type="string">
            <text:p>đổ nước đầy vào xô. / làm ơn, vứt nước này đi. / vứt nó đi, bạn có thể, tốt không? / hãy, vứt nước đi, ở đây. / ở đó, đừng vứt nó đi. / vì, họ không muốn sàn nhà bị bẩn. / không muốn bị bẩn. không muốn bẩn sàn. / họ nói <text:s/>không muốn bẩn sàn nhà.</text:p>
          </table:table-cell>
          <table:table-cell table:style-name="ce21" office:value-type="string" table:number-columns-spanned="2" table:number-rows-spanned="1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v-3-83</text:p>
          </table:table-cell>
          <table:table-cell table:style-name="ce20" office:value-type="string">
            <text:p>nước thải. nước bẩn. nước bẩn này. / có[there-is~1 sự khác[difference~1 biệt nào[any trong[in việc[run~1 chạy nước này không?</text:p>
          </table:table-cell>
          <table:table-cell table:style-name="ce21" office:value-type="string" table:number-columns-spanned="2" table:number-rows-spanned="1">
            <text:p>汚水。汚れた水。この汚れた水。汚れている水。 / この水を流しても、なにか、違いがありますか？違い。流す。水を流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창고 옆에서 있었다. &lt;2&gt; 지금까지 가장 근처에 있었던 사례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창고에서 옹벽까지 크로를 안아하고 달렸다. &lt;2&gt; 크로를 옹벽 위에 둔 때, 크로는 순간 기침을 시작했다. &lt;3&gt; 서둘러 크로를 옹벽 위에서 안고 내려, 가슴에 올려 놓고, 끌어 안았다[抱きしめた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2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이어, 크로를 지상에 내렸다. &lt;2&gt; 미케도 내려왔다. &lt;3&gt; 그러자, 크로는 그 자리를 떠나, 보도쪽으로 걸어가고,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2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20" office:value-type="string" table:number-columns-spanned="3" table:number-rows-spanned="1">
            <text:p>(3) 화분 : 저녁, `페가스스`에서 돌아온 후, 페란다의 화분을 봤다. &lt;2&gt; 가장 뿌리를 제거했던 모종. 신문지를 올려 놓았던 하나. &lt;3&gt; 서둘러 신문지를 제거한다. 모종은 시들지 않고 있다. 좋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2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dwudziesty siódmy lipca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3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czerwiec, lipiec, sierpień, wrzesień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3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6">
            <text:p>176</text:p>
          </table:table-cell>
          <table:table-cell table:style-name="ce3" table:formula="of:=[.B176]+1" office:value-type="float" office:value="10">
            <text:p>10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shino : (1) nowe odkrycie[discovery : dźwięki `dai-kan`-u. kształt ust. &lt;2&gt; swoiście, kształt wargi górnej. na wardze dolnej, wczoraj tworzę[create kształt przypominający[resembling dziób ptaka, swoiście dziób papugi. &lt;3&gt; to znaczy, spiczasty[pointed, zginający[curving się w dół kształ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3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736H49M25.13S">
            <text:p>16:49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عشرين من تموز.</text:p>
          </table:table-cell>
          <table:table-cell table:style-name="ce21"/>
          <table:table-cell table:style-name="ce21" office:value-type="string">
            <text:p>it was tuesday, the twenty-sev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3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هفت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3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نا أشتري لا شيئ</text:p>
          </table:table-cell>
          <table:table-cell table:style-name="ce21" office:value-type="string">
            <text:p>amiysi[yesterday / shayi'a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3">
            <text:p>0802 <text:s/>80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4">
            <text:p>4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يروز، باران باريد. / </text:p>
          </table:table-cell>
          <table:table-cell table:style-name="ce21"/>
          <table:table-cell table:style-name="ce21" office:value-type="string">
            <text:p>yesterday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4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5">
            <text:p>5</text:p>
          </table:table-cell>
          <table:table-cell table:style-name="ce6"/>
          <table:table-cell table:style-name="ce9" office:value-type="string">
            <text:p>f-3</text:p>
          </table:table-cell>
          <table:table-cell table:style-name="ce20" office:value-type="string">
            <text:p>ظهر / ظهر / صبح / صبح</text:p>
          </table:table-cell>
          <table:table-cell table:style-name="ce21" office:value-type="string">
            <text:p>zoo'hur[noon / soob'h^[morning</text:p>
          </table:table-cell>
          <table:table-cell table:style-name="ce21" office:value-type="string">
            <text:p>noon / at noon / morning / at morn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4">
            <text:p>0802 <text:s/>80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6">
            <text:p>6</text:p>
          </table:table-cell>
          <table:table-cell table:style-name="ce6"/>
          <table:table-cell table:style-name="ce9" office:value-type="string">
            <text:p>f-4</text:p>
          </table:table-cell>
          <table:table-cell table:style-name="ce20" office:value-type="string">
            <text:p>خورشید <text:s/>/ می آيد <text:s/>/ بيرون می آيد.</text:p>
          </table:table-cell>
          <table:table-cell table:style-name="ce21" office:value-type="string">
            <text:p>xuwr'shiy_d / miy / yiid[comes / biyruun[out</text:p>
          </table:table-cell>
          <table:table-cell table:style-name="ce21" office:value-type="string">
            <text:p>the sun / it comes / it comes ou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4">
            <text:p>0802 <text:s/>809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83">
            <text:p>1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9T08:29:05.56">
            <text:p>0729</text:p>
          </table:table-cell>
          <table:table-cell table:style-name="ce9" office:value-type="string">
            <text:p>v-1-84</text:p>
          </table:table-cell>
          <table:table-cell table:style-name="ce20" office:value-type="string">
            <text:p>tôi chỉ[just bây giờ đã đổ[pour nước này vào xô này. / nó vẫn[still dẹp. / nó đã bẩn rồi[already. nó vẫn chưa bẩn. / tôi rửa. tôi sẽ rửa nó sau. / sẽ rửa nó ngay bây giờ. / ai sẽ rửa nó?</text:p>
          </table:table-cell>
          <table:table-cell table:style-name="ce21" office:value-type="string" table:number-columns-spanned="2" table:number-rows-spanned="1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4">
            <text:p>0802 <text:s/>80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2">
            <text:p>2</text:p>
          </table:table-cell>
          <table:table-cell table:style-name="ce6"/>
          <table:table-cell table:style-name="ce9" office:value-type="string">
            <text:p>v-1-85</text:p>
          </table:table-cell>
          <table:table-cell table:style-name="ce20" office:value-type="string">
            <text:p>tôi khát nước. họng. <text:s/>khô. / tôi muốn uống nước. / nước lạnh. nước là nóng. / nó nóng. nó nóng, phải không? <text:s/>/ nó trở[become~1 nên nóng. / trời bắt[capture đầu[head nóng lên[up.</text:p>
          </table:table-cell>
          <table:table-cell table:style-name="ce21" office:value-type="string" table:number-columns-spanned="2" table:number-rows-spanned="1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4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미케는 스스로 내려왔다. &lt;2&gt; 크로는 내려 오려고 하지않다. &lt;3&gt; 그래서 나는 그녀를 잡고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5">
            <text:p>0802 <text:s/>80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화분 : 잡초를 몇개 제쳤다. / &lt;2&gt; 양치[歯磨き 전 이었는지, 화분에게 물을 주었다. &lt;3&gt; 양동이에 부엌[台所에서 물을 길어졌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8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 table:formula="of:=[.B187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&lt;4&gt; 양동이는 두 개 사용하고있다. 모두 집 근처의 백원점에서 샀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7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środa, dwudziesty ósmy lipca, siódmego miesiąca, piąt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2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`kan`. kształt ust. wczoraj, znowu używałem kształtu, którego wcześniej używałem. &lt;2&gt; warka dolna. trochę wewnątrz tej, podnoszę[lift tę część lekko. &lt;3&gt; a jednocześnie, warga górna, robię tą zakrzywione[curved w dół. &lt;4&gt; kształt wargi dolnej, to przygotowuje[prepare ogólny[overall stan dla dźwięki `kan`-u. &lt;5&gt; jak dla kształtu wargi górnej, to pełni rolę kalibracj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2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0">
            <text:p>19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30T09:22:49.24">
            <text:p>0730</text:p>
          </table:table-cell>
          <table:table-cell table:style-name="ce9" office:value-type="string">
            <text:p>v-1-86</text:p>
          </table:table-cell>
          <table:table-cell table:style-name="ce20" office:value-type="string">
            <text:p>mồ[sweat~1 hôi[smelly. ra[exit khỏi. tôi đổ mồ hôi. / nó chảy. mồ hôi chảy. / bị bẩn. bụi[dust bẩn. quần[clothes~1 áo. công[labor việc[matter. quần áo làm[work~1 việc. / quần áo bị bẩn. nó đã bị bẩn. nó đã bị bẩn rồi. / nó vẫn chưa bị bẩn.</text:p>
          </table:table-cell>
          <table:table-cell table:style-name="ce21" office:value-type="string" table:number-columns-spanned="2" table:number-rows-spanned="1">
            <text:p>汗。出る。汗が出る。/ 流れる。汗が流れる / 汚れる。汚れ。服。衣服。作業。作業着。服が汚れる。汚れた。すでに、汚れた。/ もう、汚れた。まだ、汚れていな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2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1">
            <text:p>191</text:p>
          </table:table-cell>
          <table:table-cell table:style-name="ce3" table:formula="of:=[.B19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아래 근처의 옹벽에. &lt;2&gt; 크로가 지상에 와서 `뒹굴` 을 시작할 때에는 이미 미케가 `평평 자리` 에 도착했다. &lt;3&gt; 이 번엔 크로는 안아하지 않고, 나는 먼저 걷기 시작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3">
            <text:p>0802 <text:s/>809</text:p>
          </table:table-cell>
          <table:table-cell table:number-columns-repeated="1010"/>
        </table:table-row>
        <table:table-row table:style-name="ro34">
          <table:table-cell table:style-name="ce3" table:formula="of:=ROW()-1" office:value-type="float" office:value="192">
            <text:p>192</text:p>
          </table:table-cell>
          <table:table-cell table:style-name="ce3" table:formula="of:=[.B192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어제 산 것들 : (1) `くろぼう`(일본어). &lt;2&gt; 과자의 일종. 밀가루에 붇고 가루를 섞어, 반죽한다. &lt;3&gt; 흑설탕도 섞는다. &lt;4&gt; 이 직물을 굽는다.</text:p>
          </table:table-cell>
          <table:covered-table-cell table:number-columns-repeated="2" table:style-name="ce21"/>
          <table:table-cell table:style-name="ce24" office:value-type="string" table:number-columns-spanned="4" table:number-rows-spanned="1">
            <text:p>昨日買ったもの：（1）`くろぼう`（日本）。&lt;2&gt;お菓子の一種。小麦粉に膨れ粉を混ぜて、練る。&lt;3&gt;黒砂糖も混ぜる。&lt;4&gt;この生地を焼く。</text:p>
          </table:table-cell>
          <table:covered-table-cell table:style-name="Default"/>
          <table:covered-table-cell table:style-name="ce23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3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3">
            <text:p>193</text:p>
          </table:table-cell>
          <table:table-cell table:style-name="ce3" table:formula="of:=[.B19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czwartek, dwudziesty dziewiąty lipca, siódmego miesiąca, piąty tydzień. dwutysięczny i dwudziesty pierwszy rok na kalendarzu gregoriański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3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4">
            <text:p>194</text:p>
          </table:table-cell>
          <table:table-cell table:style-name="ce3" table:formula="of:=[.B19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`dai-kan` na pierwszej dziurze. dźwięk wychodzi dość płynnie[smoothly. (2) jak dla dźwięków `kan` -u. ćwiczyłem te na dziurach od pierwszej do szóstej. (3) te od pierwszej do piątej, dźwięki wychodzili płynnie. &lt;1&gt; głośność tych dźwięków, mogłem je kontrolować. &lt;2&gt; jak kontrolować? kąt[angle powietrza. jak kontrolować go? kształt czubków każdej wargi, górnej i dolnej, ob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4">
            <text:p>0802 <text:s/>80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1T10:41:08">
            <text:p>0801</text:p>
          </table:table-cell>
          <table:table-cell table:style-name="ce9" office:value-type="string">
            <text:p>v-1-87</text:p>
          </table:table-cell>
          <table:table-cell table:style-name="ce20" office:value-type="string">
            <text:p>hôm nay. nóng bức. hôm nay trời nóng / nắng. ánh sáng mặt trời. mạ̣nh. yếu. ánh sáng mặt trời rất mạnh. / mát mể. nó trở[become~1 nên mát mể. tôi muốn nó thành[be. tôi muốn nó thành mát mể.</text:p>
          </table:table-cell>
          <table:table-cell table:style-name="ce21" office:value-type="string" table:number-columns-spanned="2" table:number-rows-spanned="1">
            <text:p>今日。暑い。今日は、暑い / 日差し。日光。強い。弱い。日差しが強い。 / 涼しい。涼しくなる。なってほしい。涼しくなってほし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4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6">
            <text:p>196</text:p>
          </table:table-cell>
          <table:table-cell table:style-name="ce3" table:formula="of:=[.B19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어제는 나는 가지 않았다. &lt;2&gt; 어머니에게 부탁했다. &lt;3&gt; 나는 `페가스스` 으로 갔기 때문. &lt;3&gt; 아니오. `페가스스` 에서 돌아갔던 시간이 늦어졌기 때문. 늦게 되었으니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4">
            <text:p>0802 <text:s/>80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7">
            <text:p>197</text:p>
          </table:table-cell>
          <table:table-cell table:style-name="ce3" table:formula="of:=[.B19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후속 : `くろぼう`. 과자의 봉지. 그 봉지의 뒷면. 성분의 란. 밀가루. `밀가루` 의 문자 뒤, 괄호 속에서 `九州産` (큐슈산 : 일본어 발음. 일본의 지역들의 하나, 큐슈. 그 지역에서 생산되었다라는 의미) &lt;2&gt; 생산지가 큐슈 있으니 나는 이 과자를 항상 사고 있다. (2) 하지만, 그 `産`(큐슈산:일본어 발음) 라는 표기. 정말 큐슈에서 생산되었는지. &lt;2&gt; 왜 이러한 말을 하는지를 말하면, 이전에 같은 경험이 있었으니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6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8">
            <text:p>198</text:p>
          </table:table-cell>
          <table:table-cell table:style-name="ce3" table:formula="of:=[.B198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어떠한 경험있었는지하면, 어떤 과자의 봉지. 그 봉지의 정면엔 `国産１００％` (국내산 100 퍼센트). &lt;2&gt; 하지만, 뒷면의 성분란에서는 `国内製造` (국내 제조) 라는 표기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8">
            <text:p>0802 <text:s/>80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99">
            <text:p>199</text:p>
          </table:table-cell>
          <table:table-cell table:style-name="ce3"/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20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1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8">
            <text:p>0802 <text:s/>80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00">
            <text:p>200</text:p>
          </table:table-cell>
          <table:table-cell table:style-name="ce3"/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1">
            <text:p>201</text:p>
          </table:table-cell>
          <table:table-cell table:style-name="ce3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niedziele, drugi sierpn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2">
            <text:p>202</text:p>
          </table:table-cell>
          <table:table-cell table:style-name="ce3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30.0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3">
            <text:p>203</text:p>
          </table:table-cell>
          <table:table-cell table:style-name="ce3"/>
          <table:table-cell table:style-name="ce6"/>
          <table:table-cell table:style-name="ce9" office:value-type="string">
            <text:p>a-1</text:p>
          </table:table-cell>
          <table:table-cell table:style-name="ce20" table:number-columns-spanned="3" table:number-rows-spanned="1"/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30.0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4">
            <text:p>204</text:p>
          </table:table-cell>
          <table:table-cell table:style-name="ce3"/>
          <table:table-cell table:style-name="ce6"/>
          <table:table-cell table:style-name="ce9"/>
          <table:table-cell table:style-name="ce20" table:number-columns-spanned="3" table:number-rows-spanned="1"/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30.0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5">
            <text:p>205</text:p>
          </table:table-cell>
          <table:table-cell table:style-name="ce3"/>
          <table:table-cell table:style-name="ce6"/>
          <table:table-cell table:style-name="ce9"/>
          <table:table-cell table:style-name="ce20" table:number-columns-spanned="3" table:number-rows-spanned="1"/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30.0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6">
            <text:p>206</text:p>
          </table:table-cell>
          <table:table-cell table:style-name="ce3"/>
          <table:table-cell table:style-name="ce6"/>
          <table:table-cell table:style-name="ce9"/>
          <table:table-cell table:style-name="ce20" table:number-columns-spanned="3" table:number-rows-spanned="1"/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30.0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7">
            <text:p>207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30.01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8">
            <text:p>208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9">
            <text:p>209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10">
            <text:p>210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11">
            <text:p>211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12">
            <text:p>212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13">
            <text:p>21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14">
            <text:p>21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2T08:09:56.89">
            <text:p>0802 <text:s/>809</text:p>
          </table:table-cell>
          <table:table-cell table:style-name="ce7" table:formula="of:=NOW()" office:value-type="date" office:date-value="2021-08-02T08:09:56.89">
            <text:p>0802 <text:s/>80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2T08:09:56.89">
            <text:p>0802 <text:s/>80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08:10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2T08:09:54.03</dc:date>
    <dc:creator>iwabuchi ken</dc:creator>
    <meta:editing-duration>P5DT8H13M45S</meta:editing-duration>
    <meta:editing-cycles>824</meta:editing-cycles>
    <meta:generator>OpenOffice/4.1.3$Win32 OpenOffice.org_project/413m1$Build-9783</meta:generator>
    <meta:document-statistic meta:table-count="2" meta:cell-count="1841" meta:object-count="0"/>
  </office:meta>
</office:document-meta>
</file>